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199ed" officeooo:paragraph-rsid="001199ed"/>
    </style:style>
    <style:style style:name="P2" style:family="paragraph" style:parent-style-name="Heading_20_2">
      <style:text-properties officeooo:rsid="001199ed" officeooo:paragraph-rsid="001199ed"/>
    </style:style>
    <style:style style:name="P3" style:family="paragraph" style:parent-style-name="Text_20_body">
      <style:text-properties officeooo:rsid="00113efd" officeooo:paragraph-rsid="00113efd"/>
    </style:style>
    <style:style style:name="P4" style:family="paragraph" style:parent-style-name="Text_20_body">
      <style:text-properties officeooo:paragraph-rsid="001199ed"/>
    </style:style>
    <style:style style:name="P5" style:family="paragraph" style:parent-style-name="Title">
      <style:text-properties officeooo:rsid="00113efd" officeooo:paragraph-rsid="00113e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Podstawy JavaScrip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1" text:outline-level="1">Funkcje</text:h>
      <text:h text:style-name="P2" text:outline-level="2">Tworzenie funkcji</text:h>
      <text:h text:style-name="P2" text:outline-level="2">Zakres zmiennych</text:h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7T00:17:03.630940469</meta:creation-date>
    <dc:date>2020-08-07T00:28:13.553906697</dc:date>
    <meta:editing-duration>PT11M9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2" meta:paragraph-count="4" meta:word-count="7" meta:character-count="59" meta:non-whitespace-character-count="56"/>
  </office:meta>
</office:document-meta>
</file>